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e5fd" officeooo:paragraph-rsid="0043995e"/>
    </style:style>
    <style:style style:name="P10" style:family="paragraph" style:parent-style-name="Standard">
      <style:text-properties officeooo:rsid="003dbb40" officeooo:paragraph-rsid="00455aa7"/>
    </style:style>
    <style:style style:name="P11" style:family="paragraph" style:parent-style-name="Standard">
      <style:text-properties officeooo:rsid="003bcf66" officeooo:paragraph-rsid="00443ffd"/>
    </style:style>
    <style:style style:name="P12" style:family="paragraph" style:parent-style-name="Standard">
      <style:text-properties officeooo:rsid="0014df67" officeooo:paragraph-rsid="0014df67"/>
    </style:style>
    <style:style style:name="P1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style:font-name="Liberation Serif1" officeooo:rsid="003f048d" style:font-name-asian="Liberation Serif1" style:font-name-complex="Liberation Serif1"/>
    </style:style>
    <style:style style:name="T5" style:family="text">
      <style:text-properties style:font-name="Liberation Serif1" officeooo:rsid="00432f89" style:font-name-asian="Liberation Serif1" style:font-name-complex="Liberation Serif1"/>
    </style:style>
    <style:style style:name="T6" style:family="text">
      <style:text-properties style:font-name="Liberation Serif1" officeooo:rsid="00455aa7" style:font-name-asian="Liberation Serif1" style:font-name-complex="Liberation Serif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7d79e"/>
    </style:style>
    <style:style style:name="T9" style:family="text">
      <style:text-properties officeooo:rsid="0048d510"/>
    </style:style>
    <style:style style:name="T10" style:family="text">
      <style:text-properties officeooo:rsid="00491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span text:style-name="T7">9_FPN_routines</text:span><text:tab/><text:tab/><text:tab/><text:span text:style-name="T2">Globals<text:tab/>Locals</text:span></text:p>
      <text:p text:style-name="P8">9A FPN_acquisition<text:tab/><text:tab/><text:tab/>OK<text:span text:style-name="T4">√<text:tab/><text:tab/></text:span><text:span text:style-name="T5">OK (no change to hex file)</text:span><text:tab/></text:p>
      <text:p text:style-name="P9">9B_FPN_to_String<text:tab/><text:tab/><text:tab/>OK<text:span text:style-name="T4">√<text:tab/><text:tab/></text:span><text:span text:style-name="T5">OK (no change to hex file)</text:span></text:p>
      <text:p text:style-name="P11">9C_FPN_Add_Sub<text:tab/><text:tab/><text:tab/>OK<text:span text:style-name="T4">√<text:tab/><text:tab/></text:span><text:span text:style-name="T5">OK (no change to hex file)</text:span></text:p>
      <text:p text:style-name="P7">9D_<text:span text:style-name="T3">FPN_mult_div<text:tab/><text:tab/><text:tab/>OK</text:span><text:span text:style-name="T4">√<text:tab/><text:tab/></text:span><text:span text:style-name="T5">OK (no change to hex file)</text:span></text:p>
      <text:p text:style-name="P10">9E_e_power_series<text:tab/><text:tab/><text:tab/>OK<text:span text:style-name="T4">√<text:tab/><text:tab/></text:span><text:span text:style-name="T5">OK (no change to .</text:span><text:span text:style-name="T6">ino or </text:span><text:span text:style-name="T5">hex file)</text:span></text:p>
      <text:p text:style-name="P1"/>
      <text:p text:style-name="P13">6_The_8_digit_display_and_IO</text:p>
      <text:p text:style-name="P1">6A_Segment_driver<text:tab/><text:tab/><text:tab/><text:span text:style-name="T8">OK (no changes)<text:tab/>N/A</text:span></text:p>
      <text:p text:style-name="P1">6B_Segment_driver<text:tab/><text:tab/><text:tab/><text:tab/><text:tab/><text:span text:style-name="T9">ditto</text:span></text:p>
      <text:p text:style-name="P1">6C_Numerical_entry<text:tab/><text:tab/><text:tab/><text:tab/><text:tab/><text:span text:style-name="T10">ditto</text:span></text:p>
      <text:p text:style-name="P1">6D_INT_to_display</text:p>
      <text:p text:style-name="P1">6E_FPN_to_display</text:p>
      <text:p text:style-name="P1">6F_FPN_from_IO</text:p>
      <text:p text:style-name="P1">6G_INT_from_IO</text:p>
      <text:p text:style-name="P1">6H_calculator</text:p>
      <text:p text:style-name="P1">6L_FPN_to_display_legacy</text:p>
      <text:p text:style-name="P1">6M_FPN_from_IO_lega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5:51:45.035000000</dc:date>
    <meta:editing-duration>PT15H5M57S</meta:editing-duration>
    <meta:editing-cycles>43</meta:editing-cycles>
    <meta:document-statistic meta:table-count="0" meta:image-count="0" meta:object-count="0" meta:page-count="1" meta:paragraph-count="25" meta:word-count="101" meta:character-count="815" meta:non-whitespace-character-count="693"/>
  </office:meta>
</office:document-meta>
</file>